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2" table:default-cell-style-name="Default"/>
        <table:table-column table:style-name="co3" table:number-columns-repeated="23" table:default-cell-style-name="Default"/>
        <table:table-column table:style-name="co4" table:number-columns-repeated="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number-columns-repeated="29"/>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table-cell table:formula="of:=[.AN6]-[.S6]" office:value-type="float" office:value="6618628" calcext:value-type="float">
            <text:p>6618628</text:p>
          </table:table-cell>
        </table:table-row>
        <table:table-row table:style-name="ro1">
          <table:table-cell table:number-columns-repeated="10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table:number-columns-repeated="2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table:number-columns-repeated="2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table:number-columns-repeated="29"/>
        </table:table-row>
        <table:table-row table:style-name="ro1">
          <table:table-cell table:number-columns-repeated="10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table:number-columns-repeated="2"/>
        </table:table-row>
        <table:table-row table:style-name="ro1" table:number-rows-repeated="2">
          <table:table-cell table:number-columns-repeated="10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table-cell table:formula="of:=[.CC16]/24" office:value-type="float" office:value="5.50927010148322" calcext:value-type="float">
            <text:p>5.51</text:p>
          </table:table-cell>
          <table:table-cell table:formula="of:=[.CD16]/24" office:value-type="float" office:value="3.92725950172759" calcext:value-type="float">
            <text:p>3.93</text:p>
          </table:table-cell>
          <table:table-cell table:formula="of:=[.CE16]/24" office:value-type="float" office:value="5.77600541376643" calcext:value-type="float">
            <text:p>5.78</text:p>
          </table:table-cell>
          <table:table-cell table:formula="of:=[.CF16]/24" office:value-type="float" office:value="5.4416295471418" calcext:value-type="float">
            <text:p>5.44</text:p>
          </table:table-cell>
          <table:table-cell table:formula="of:=[.CG16]/24" office:value-type="float" office:value="5.63979526551504" calcext:value-type="float">
            <text:p>5.64</text:p>
          </table:table-cell>
          <table:table-cell table:formula="of:=[.CH16]/24" office:value-type="float" office:value="6.03142076502732" calcext:value-type="float">
            <text:p>6.03</text:p>
          </table:table-cell>
          <table:table-cell table:formula="of:=[.CI16]/24" office:value-type="float" office:value="6.64400584795322" calcext:value-type="float">
            <text:p>6.64</text:p>
          </table:table-cell>
          <table:table-cell table:formula="of:=[.CJ16]/24" office:value-type="float" office:value="6.98405044510386" calcext:value-type="float">
            <text:p>6.98</text:p>
          </table:table-cell>
          <table:table-cell table:formula="of:=[.CK16]/24" office:value-type="float" office:value="6.98469387755102" calcext:value-type="float">
            <text:p>6.98</text:p>
          </table:table-cell>
          <table:table-cell table:formula="of:=[.CL16]/24" office:value-type="float" office:value="7.2890019379845" calcext:value-type="float">
            <text:p>7.29</text:p>
          </table:table-cell>
          <table:table-cell table:formula="of:=[.CM16]/24" office:value-type="float" office:value="7.52027695351138" calcext:value-type="float">
            <text:p>7.52</text:p>
          </table:table-cell>
          <table:table-cell table:formula="of:=[.CN16]/24" office:value-type="float" office:value="7.59159044715447" calcext:value-type="float">
            <text:p>7.59</text:p>
          </table:table-cell>
          <table:table-cell table:formula="of:=[.CO16]/24" office:value-type="float" office:value="7.42745535714286" calcext:value-type="float">
            <text:p>7.43</text:p>
          </table:table-cell>
          <table:table-cell table:formula="of:=[.CP16]/24" office:value-type="float" office:value="7.60066833751044" calcext:value-type="float">
            <text:p>7.6</text:p>
          </table:table-cell>
          <table:table-cell table:formula="of:=[.CQ16]/24" office:value-type="float" office:value="7.77271775544389" calcext:value-type="float">
            <text:p>7.77</text:p>
          </table:table-cell>
          <table:table-cell table:formula="of:=[.CR16]/24" office:value-type="float" office:value="7.66007936507937" calcext:value-type="float">
            <text:p>7.66</text:p>
          </table:table-cell>
          <table:table-cell table:formula="of:=[.CS16]/24" office:value-type="float" office:value="8.13712121212121" calcext:value-type="float">
            <text:p>8.14</text:p>
          </table:table-cell>
          <table:table-cell table:formula="of:=[.CT16]/24" office:value-type="float" office:value="8.07120811287478" calcext:value-type="float">
            <text:p>8.07</text:p>
          </table:table-cell>
          <table:table-cell table:formula="of:=[.CU16]/24" office:value-type="float" office:value="7.68558673469388" calcext:value-type="float">
            <text:p>7.69</text:p>
          </table:table-cell>
          <table:table-cell table:formula="of:=[.CV16]/24" office:value-type="float" office:value="7.81684027777778" calcext:value-type="float">
            <text:p>7.82</text:p>
          </table:table-cell>
          <table:table-cell table:formula="of:=[.CW16]/24" office:value-type="float" office:value="8.18591691995947" calcext:value-type="float">
            <text:p>8.19</text:p>
          </table:table-cell>
          <table:table-cell table:formula="of:=[.CX16]/24" office:value-type="float" office:value="7.97780257936508" calcext:value-type="float">
            <text:p>7.98</text:p>
          </table:table-cell>
          <table:table-cell table:formula="of:=[.CY16]/24" office:value-type="float" office:value="8.05142857142857" calcext:value-type="float">
            <text:p>8.05</text:p>
          </table:table-cell>
          <table:table-cell table:formula="of:=[.CZ16]/24" office:value-type="float" office:value="8.51036535303777" calcext:value-type="float">
            <text:p>8.51</text:p>
          </table:table-cell>
          <table:table-cell table:formula="of:=[.DA16]/24" office:value-type="float" office:value="8.51754926108374" calcext:value-type="float">
            <text:p>8.52</text:p>
          </table:table-cell>
          <table:table-cell table:formula="of:=[.DB16]/24" office:value-type="float" office:value="8.44088669950739" calcext:value-type="float">
            <text:p>8.44</text:p>
          </table:table-cell>
          <table:table-cell/>
          <table:table-cell table:formula="of:=[.DD16]/24" office:value-type="float" office:value="4.54779478767997" calcext:value-type="float">
            <text:p>4.55</text:p>
          </table:table-cell>
        </table:table-row>
        <table:table-row table:style-name="ro1">
          <table:table-cell table:number-columns-repeated="10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number-columns-repeated="29"/>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number-columns-repeated="29"/>
        </table:table-row>
        <table:table-row table:style-name="ro1">
          <table:table-cell table:number-columns-repeated="10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table-cell table:formula="of:=[.CC22]/24" office:value-type="float" office:value="483.045277127244" calcext:value-type="float">
            <text:p>483.05</text:p>
          </table:table-cell>
          <table:table-cell table:formula="of:=[.CD22]/24" office:value-type="float" office:value="289.404482633206" calcext:value-type="float">
            <text:p>289.4</text:p>
          </table:table-cell>
          <table:table-cell table:formula="of:=[.CE22]/24" office:value-type="float" office:value="411.731728538283" calcext:value-type="float">
            <text:p>411.73</text:p>
          </table:table-cell>
          <table:table-cell table:formula="of:=[.CF22]/24" office:value-type="float" office:value="401.008723088344" calcext:value-type="float">
            <text:p>401.01</text:p>
          </table:table-cell>
          <table:table-cell table:formula="of:=[.CG22]/24" office:value-type="float" office:value="512.748866213152" calcext:value-type="float">
            <text:p>512.75</text:p>
          </table:table-cell>
          <table:table-cell table:formula="of:=[.CH22]/24" office:value-type="float" office:value="443.019922586521" calcext:value-type="float">
            <text:p>443.02</text:p>
          </table:table-cell>
          <table:table-cell table:formula="of:=[.CI22]/24" office:value-type="float" office:value="447.491593567251" calcext:value-type="float">
            <text:p>447.49</text:p>
          </table:table-cell>
          <table:table-cell table:formula="of:=[.CJ22]/24" office:value-type="float" office:value="438.295004945598" calcext:value-type="float">
            <text:p>438.3</text:p>
          </table:table-cell>
          <table:table-cell table:formula="of:=[.CK22]/24" office:value-type="float" office:value="438.948493683188" calcext:value-type="float">
            <text:p>438.95</text:p>
          </table:table-cell>
          <table:table-cell table:formula="of:=[.CL22]/24" office:value-type="float" office:value="435.133963178295" calcext:value-type="float">
            <text:p>435.13</text:p>
          </table:table-cell>
          <table:table-cell table:formula="of:=[.CM22]/24" office:value-type="float" office:value="477.040553907023" calcext:value-type="float">
            <text:p>477.04</text:p>
          </table:table-cell>
          <table:table-cell table:formula="of:=[.CN22]/24" office:value-type="float" office:value="358.62487296748" calcext:value-type="float">
            <text:p>358.62</text:p>
          </table:table-cell>
          <table:table-cell table:formula="of:=[.CO22]/24" office:value-type="float" office:value="334.243551587302" calcext:value-type="float">
            <text:p>334.24</text:p>
          </table:table-cell>
          <table:table-cell table:formula="of:=[.CP22]/24" office:value-type="float" office:value="362.942564745196" calcext:value-type="float">
            <text:p>362.94</text:p>
          </table:table-cell>
          <table:table-cell table:formula="of:=[.CQ22]/24" office:value-type="float" office:value="346.891122278057" calcext:value-type="float">
            <text:p>346.89</text:p>
          </table:table-cell>
          <table:table-cell table:formula="of:=[.CR22]/24" office:value-type="float" office:value="352.730317460317" calcext:value-type="float">
            <text:p>352.73</text:p>
          </table:table-cell>
          <table:table-cell table:formula="of:=[.CS22]/24" office:value-type="float" office:value="348.970454545455" calcext:value-type="float">
            <text:p>348.97</text:p>
          </table:table-cell>
          <table:table-cell table:formula="of:=[.CT22]/24" office:value-type="float" office:value="359.004188712522" calcext:value-type="float">
            <text:p>359</text:p>
          </table:table-cell>
          <table:table-cell table:formula="of:=[.CU22]/24" office:value-type="float" office:value="350.161033163265" calcext:value-type="float">
            <text:p>350.16</text:p>
          </table:table-cell>
          <table:table-cell table:formula="of:=[.CV22]/24" office:value-type="float" office:value="450.708581349206" calcext:value-type="float">
            <text:p>450.71</text:p>
          </table:table-cell>
          <table:table-cell table:formula="of:=[.CW22]/24" office:value-type="float" office:value="464.728470111449" calcext:value-type="float">
            <text:p>464.73</text:p>
          </table:table-cell>
          <table:table-cell table:formula="of:=[.CX22]/24" office:value-type="float" office:value="380.513888888889" calcext:value-type="float">
            <text:p>380.51</text:p>
          </table:table-cell>
          <table:table-cell table:formula="of:=[.CY22]/24" office:value-type="float" office:value="305.422857142857" calcext:value-type="float">
            <text:p>305.42</text:p>
          </table:table-cell>
          <table:table-cell table:formula="of:=[.CZ22]/24" office:value-type="float" office:value="419.645012315271" calcext:value-type="float">
            <text:p>419.65</text:p>
          </table:table-cell>
          <table:table-cell table:formula="of:=[.DA22]/24" office:value-type="float" office:value="418.170463875205" calcext:value-type="float">
            <text:p>418.17</text:p>
          </table:table-cell>
          <table:table-cell table:formula="of:=[.DB22]/24" office:value-type="float" office:value="394.127770935961" calcext:value-type="float">
            <text:p>394.13</text:p>
          </table:table-cell>
          <table:table-cell/>
          <table:table-cell table:formula="of:=[.DD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office:forms form:automatic-focus="false" form:apply-design-mode="false"/>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number-rows-repeated="76">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number-rows-repeated="1048461">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number-rows-repeated="1048438">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number-rows-repeated="1048468">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number-rows-repeated="1048526">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4">00/00/0000</text:date>, <text:time style:data-style-name="N2" text:time-value="15:15:24.6729361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12</meta:editing-cycles>
    <meta:editing-duration>P2DT11H2M56S</meta:editing-duration>
    <dc:date>2018-06-04T16:19:18.712406758</dc:date>
    <meta:document-statistic meta:table-count="44" meta:cell-count="11940" meta:object-count="0"/>
    <meta:user-defined meta:name="Info 1"/>
    <meta:user-defined meta:name="Info 2"/>
    <meta:user-defined meta:name="Info 3"/>
    <meta:user-defined meta:name="Info 4"/>
  </office:meta>
</office:document-meta>
</file>